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_30334__20998__27604_" style:data-style-name="N53">
      <style:table-cell-properties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_30334__20998__27604_" style:data-style-name="N53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585714285714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1428571428571cm"/>
    </style:style>
    <style:style style:name="ro1" style:family="table-row">
      <style:table-row-properties style:row-height="15.45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統計表" table:style-name="ta1">
        <table:table-column table:style-name="co1" table:number-columns-repeated="2" table:default-cell-style-name="ce1"/>
        <table:table-column table:style-name="co2" table:number-columns-repeated="254" table:default-cell-style-name="ce1"/>
        <table:table-column table:style-name="co3" table:number-columns-repeated="16128" table:default-cell-style-name="ce1"/>
        <table:table-row table:style-name="ro1">
          <table:table-cell office:value-type="string" table:style-name="ce5">
            <text:p>年</text:p>
          </table:table-cell>
          <table:table-cell office:value-type="string" table:style-name="ce5">
            <text:p>養殖總量</text:p>
          </table:table-cell>
          <table:table-cell office:value-type="string" table:style-name="ce6">
            <text:p>平均</text:p>
          </table:table-cell>
          <table:table-cell office:value-type="string" table:style-name="ce7">
            <text:p>長期差異</text:p>
          </table:table-cell>
          <table:table-cell office:value-type="string" table:style-name="ce7">
            <text:p>上一年差異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1年</text:p>
          </table:table-cell>
          <table:table-cell office:value-type="float" office:value="38194.718999999997" table:style-name="ce3">
            <text:p>38,194.7190<text:s/></text:p>
          </table:table-cell>
          <table:table-cell office:value-type="float" office:value="34442.92327692308" table:formula="of:=AVERAGE([.B2:.B14])" table:style-name="ce8">
            <text:p>34442.92328</text:p>
          </table:table-cell>
          <table:table-cell office:value-type="percentage" office:value="0.10892791221326553" table:formula="of:=([.B2]-[.$C$2])/[.$C$2]" table:style-name="ce9">
            <text:p>10.893%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table:style-name="ce2">
            <text:p>102年</text:p>
          </table:table-cell>
          <table:table-cell office:value-type="float" office:value="42654.467499999999" table:style-name="ce3">
            <text:p>42,654.4675<text:s/></text:p>
          </table:table-cell>
          <table:table-cell table:style-name="ce8"/>
          <table:table-cell office:value-type="percentage" office:value="0.23841019988505713" table:formula="of:=([.B3]-[.$C$2])/[.$C$2]" table:style-name="ce9">
            <text:p>23.841%</text:p>
          </table:table-cell>
          <table:table-cell office:value-type="percentage" office:value="0.1167634850252466" table:formula="of:=([.B3]-[.B2])/[.B2]" table:style-name="ce9">
            <text:p>11.676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3年</text:p>
          </table:table-cell>
          <table:table-cell office:value-type="float" office:value="39618.625999999997" table:style-name="ce3">
            <text:p>39,618.6260<text:s/></text:p>
          </table:table-cell>
          <table:table-cell table:style-name="ce8"/>
          <table:table-cell office:value-type="percentage" office:value="0.15026897343944848" table:formula="of:=([.B4]-[.$C$2])/[.$C$2]" table:style-name="ce9">
            <text:p>15.027%</text:p>
          </table:table-cell>
          <table:table-cell office:value-type="percentage" office:value="-7.1172884762891533E-2" table:formula="of:=([.B4]-[.B3])/[.B3]" table:style-name="ce9">
            <text:p>-7.117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4年</text:p>
          </table:table-cell>
          <table:table-cell office:value-type="float" office:value="32335.07" table:style-name="ce3">
            <text:p>32,335.0700<text:s/></text:p>
          </table:table-cell>
          <table:table-cell table:style-name="ce8"/>
          <table:table-cell office:value-type="percentage" office:value="-6.1198443000201205E-2" table:formula="of:=([.B5]-[.$C$2])/[.$C$2]" table:style-name="ce9">
            <text:p>-6.120%</text:p>
          </table:table-cell>
          <table:table-cell office:value-type="percentage" office:value="-0.1838417112193643" table:formula="of:=([.B5]-[.B4])/[.B4]" table:style-name="ce9">
            <text:p>-18.384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5年</text:p>
          </table:table-cell>
          <table:table-cell office:value-type="float" office:value="29121.826000000001" table:style-name="ce3">
            <text:p>29,121.8260<text:s/></text:p>
          </table:table-cell>
          <table:table-cell table:style-name="ce8"/>
          <table:table-cell office:value-type="percentage" office:value="-0.15449029207367654" table:formula="of:=([.B6]-[.$C$2])/[.$C$2]" table:style-name="ce9">
            <text:p>-15.449%</text:p>
          </table:table-cell>
          <table:table-cell office:value-type="percentage" office:value="-9.9373342936941181E-2" table:formula="of:=([.B6]-[.B5])/[.B5]" table:style-name="ce9">
            <text:p>-9.937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6年</text:p>
          </table:table-cell>
          <table:table-cell office:value-type="float" office:value="34996.538" table:style-name="ce3">
            <text:p>34,996.5380<text:s/></text:p>
          </table:table-cell>
          <table:table-cell table:style-name="ce8"/>
          <table:table-cell office:value-type="percentage" office:value="1.6073395356887277E-2" table:formula="of:=([.B7]-[.$C$2])/[.$C$2]" table:style-name="ce9">
            <text:p>1.607%</text:p>
          </table:table-cell>
          <table:table-cell office:value-type="percentage" office:value="0.20172883389935781" table:formula="of:=([.B7]-[.B6])/[.B6]" table:style-name="ce9">
            <text:p>20.173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7年</text:p>
          </table:table-cell>
          <table:table-cell office:value-type="float" office:value="37930.434000000001" table:style-name="ce3">
            <text:p>37,930.4340<text:s/></text:p>
          </table:table-cell>
          <table:table-cell table:style-name="ce8"/>
          <table:table-cell office:value-type="percentage" office:value="0.10125478302283271" table:formula="of:=([.B8]-[.$C$2])/[.$C$2]" table:style-name="ce9">
            <text:p>10.125%</text:p>
          </table:table-cell>
          <table:table-cell office:value-type="percentage" office:value="8.38338923695824E-2" table:formula="of:=([.B8]-[.B7])/[.B7]" table:style-name="ce9">
            <text:p>8.383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8年</text:p>
          </table:table-cell>
          <table:table-cell office:value-type="float" office:value="36250.525000000001" table:style-name="ce3">
            <text:p>36,250.5250<text:s/></text:p>
          </table:table-cell>
          <table:table-cell table:style-name="ce8"/>
          <table:table-cell office:value-type="percentage" office:value="5.248107742027875E-2" table:formula="of:=([.B9]-[.$C$2])/[.$C$2]" table:style-name="ce9">
            <text:p>5.248%</text:p>
          </table:table-cell>
          <table:table-cell office:value-type="percentage" office:value="-4.4289211138475233E-2" table:formula="of:=([.B9]-[.B8])/[.B8]" table:style-name="ce9">
            <text:p>-4.429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09年</text:p>
          </table:table-cell>
          <table:table-cell office:value-type="float" office:value="35351.5599" table:style-name="ce3">
            <text:p>35,351.5599<text:s/></text:p>
          </table:table-cell>
          <table:table-cell table:style-name="ce8"/>
          <table:table-cell office:value-type="percentage" office:value="2.6380937987505571E-2" table:formula="of:=([.B10]-[.$C$2])/[.$C$2]" table:style-name="ce9">
            <text:p>2.638%</text:p>
          </table:table-cell>
          <table:table-cell office:value-type="percentage" office:value="-2.4798678088110482E-2" table:formula="of:=([.B10]-[.B9])/[.B9]" table:style-name="ce9">
            <text:p>-2.480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0年</text:p>
          </table:table-cell>
          <table:table-cell office:value-type="float" office:value="31947.016299999999" table:style-name="ce3">
            <text:p>31,947.0163<text:s/></text:p>
          </table:table-cell>
          <table:table-cell table:style-name="ce8"/>
          <table:table-cell office:value-type="percentage" office:value="-7.2465015726332099E-2" table:formula="of:=([.B11]-[.$C$2])/[.$C$2]" table:style-name="ce9">
            <text:p>-7.247%</text:p>
          </table:table-cell>
          <table:table-cell office:value-type="percentage" office:value="-9.6305328806721227E-2" table:formula="of:=([.B11]-[.B10])/[.B10]" table:style-name="ce9">
            <text:p>-9.631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1年</text:p>
          </table:table-cell>
          <table:table-cell office:value-type="float" office:value="29626.4735" table:style-name="ce3">
            <text:p>29,626.4735<text:s/></text:p>
          </table:table-cell>
          <table:table-cell table:style-name="ce8"/>
          <table:table-cell office:value-type="percentage" office:value="-0.13983858855993575" table:formula="of:=([.B12]-[.$C$2])/[.$C$2]" table:style-name="ce9">
            <text:p>-13.984%</text:p>
          </table:table-cell>
          <table:table-cell office:value-type="percentage" office:value="-7.2637230914111978E-2" table:formula="of:=([.B12]-[.B11])/[.B11]" table:style-name="ce9">
            <text:p>-7.264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2年</text:p>
          </table:table-cell>
          <table:table-cell office:value-type="float" office:value="30924.363499999999" table:style-name="ce3">
            <text:p>30,924.3635<text:s/></text:p>
          </table:table-cell>
          <table:table-cell table:style-name="ce8"/>
          <table:table-cell office:value-type="percentage" office:value="-0.10215624697804127" table:formula="of:=([.B13]-[.$C$2])/[.$C$2]" table:style-name="ce9">
            <text:p>-10.216%</text:p>
          </table:table-cell>
          <table:table-cell office:value-type="percentage" office:value="4.3808453949134359E-2" table:formula="of:=([.B13]-[.B12])/[.B12]" table:style-name="ce9">
            <text:p>4.381%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113年</text:p>
          </table:table-cell>
          <table:table-cell office:value-type="float" office:value="28806.383900000001" table:style-name="ce3">
            <text:p>28,806.3839<text:s/></text:p>
          </table:table-cell>
          <table:table-cell table:style-name="ce8"/>
          <table:table-cell office:value-type="percentage" office:value="-0.16364869298708995" table:formula="of:=([.B14]-[.$C$2])/[.$C$2]" table:style-name="ce9">
            <text:p>-16.365%</text:p>
          </table:table-cell>
          <table:table-cell office:value-type="percentage" office:value="-6.8489028076519631E-2" table:formula="of:=([.B14]-[.B13])/[.B13]" table:style-name="ce9">
            <text:p>-6.849%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 </number:text>
      <number:number number:decimal-places="2" number:min-integer-digits="1" number:grouping="true"/>
      <number:text> </number:text>
    </number:number-style>
    <number:number-style style:name="N49P1">
      <number:text>  -</number:text>
      <number:number number:decimal-places="2" number:min-integer-digits="1" number:grouping="true"/>
      <number:text> </number:text>
    </number:number-style>
    <number:text-style style:name="N49P2">
      <number:text> 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NT$ </number:text>
      <number:number number:decimal-places="2" number:min-integer-digits="1" number:grouping="true"/>
      <number:text> </number:text>
    </number:number-style>
    <number:number-style style:name="N51P1">
      <number:text> NT$ -</number:text>
      <number:number number:decimal-places="2" number:min-integer-digits="1" number:grouping="true"/>
      <number:text> </number:text>
    </number:number-style>
    <number:text-style style:name="N51P2">
      <number:text> NT$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NT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NT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NT$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percentage-style style:name="N53">
      <number:number number:decimal-places="3" number:min-integer-digits="1"/>
      <number:text>%</number:text>
    </number:percentage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30334__20998__27604_" style:display-name="百分比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creator>鮑星瑜</dc:creator>
    <dc:date>2025-09-05T14:24:28Z</dc:date>
  </office:meta>
</office:document-meta>
</file>